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" svg:font-family="Liberatio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officeooo:rsid="000498d3" officeooo:paragraph-rsid="000498d3" style:font-size-asian="12pt" style:font-size-complex="12pt"/>
    </style:style>
    <style:style style:name="P2" style:family="paragraph" style:parent-style-name="Standard">
      <style:text-properties style:font-name="Times New Roman" fo:font-size="12pt" officeooo:rsid="000498d3" officeooo:paragraph-rsid="000498d3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officeooo:rsid="0005d7c6" officeooo:paragraph-rsid="0005d7c6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rsid="0005d7c6" officeooo:paragraph-rsid="0005d7c6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0720b4" officeooo:paragraph-rsid="000720b4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0720b4" officeooo:paragraph-rsid="0009a7d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bold" officeooo:rsid="000720b4" officeooo:paragraph-rsid="000720b4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bold" officeooo:rsid="000720b4" officeooo:paragraph-rsid="0009a7d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ff0000" loext:opacity="100%" style:font-name="Times New Roman" fo:font-size="10pt" officeooo:rsid="000720b4" officeooo:paragraph-rsid="000720b4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color="#ff0000" loext:opacity="100%" style:font-name="Times New Roman" fo:font-size="10pt" officeooo:rsid="000720b4" officeooo:paragraph-rsid="0008888d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color="#ff0000" loext:opacity="100%" style:font-name="Times New Roman" fo:font-size="10pt" officeooo:rsid="000720b4" officeooo:paragraph-rsid="00089886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color="#ff0000" loext:opacity="100%" style:font-name="Times New Roman" fo:font-size="10pt" officeooo:rsid="000720b4" officeooo:paragraph-rsid="0009a7dd" style:font-size-asian="10pt" style:font-size-complex="10pt"/>
    </style:style>
    <style:style style:name="T1" style:family="text">
      <style:text-properties officeooo:rsid="00089886"/>
    </style:style>
    <style:style style:name="T2" style:family="text">
      <style:text-properties officeooo:rsid="0009a7dd"/>
    </style:style>
    <style:style style:name="T3" style:family="text">
      <style:text-properties officeooo:rsid="0009e1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ñor ten piedad</text:p>
      <text:p text:style-name="P1"/>
      <text:p text:style-name="P3">M: Linda I. Martínez C.</text:p>
      <text:p text:style-name="P3">Samuel J. Gutiérrez A.</text:p>
      <text:p text:style-name="P4"/>
      <text:p text:style-name="P9"><text:tab/>M<text:span text:style-name="T1">i</text:span>- <text:s text:c="6"/>Re+ <text:s text:c="6"/>Mi-</text:p>
      <text:p text:style-name="P5"><text:tab/>Señor ten piedad,</text:p>
      <text:p text:style-name="P10"><text:tab/>M<text:span text:style-name="T1">i</text:span>- <text:s text:c="7"/>Re+ <text:s text:c="7"/>Mi-</text:p>
      <text:p text:style-name="P7"><text:tab/>Señor ten piedad.</text:p>
      <text:p text:style-name="P11"><text:tab/>M<text:span text:style-name="T1">i</text:span>- <text:s text:c="9"/>Re+ <text:s text:c="9"/>Mi-</text:p>
      <text:p text:style-name="P5"><text:tab/>Ten piedad de nosotros,</text:p>
      <text:p text:style-name="P12"><text:tab/>M<text:span text:style-name="T1">i</text:span>- <text:s text:c="9"/>Re+ <text:s text:c="10"/>Mi- <text:s text:c="10"/><text:span text:style-name="T2">Re+7 Sol+</text:span></text:p>
      <text:p text:style-name="P7"><text:tab/>ten piedad de nosotros.</text:p>
      <text:p text:style-name="P2"/>
      <text:p text:style-name="P12"><text:tab/><text:span text:style-name="T2">Sol+</text:span> <text:s text:c="5"/>Re+ <text:s text:c="6"/><text:span text:style-name="T2">S</text:span>i-</text:p>
      <text:p text:style-name="P6"><text:tab/><text:span text:style-name="T2">Cristo</text:span> ten piedad,</text:p>
      <text:p text:style-name="P12"><text:tab/><text:span text:style-name="T2">Sol+</text:span> <text:s text:c="7"/>Re+ <text:s text:c="7"/>Mi-</text:p>
      <text:p text:style-name="P8"><text:tab/><text:span text:style-name="T2">Cristo</text:span> ten piedad.</text:p>
      <text:p text:style-name="P12"><text:tab/><text:span text:style-name="T2">La</text:span>- <text:s text:c="9"/>Re+ <text:s text:c="9"/>Mi-</text:p>
      <text:p text:style-name="P6"><text:tab/>Ten piedad de nosotros,</text:p>
      <text:p text:style-name="P12"><text:tab/><text:span text:style-name="T2">La</text:span>- <text:s text:c="9"/>Re+ <text:s text:c="10"/>Mi- <text:s text:c="10"/><text:span text:style-name="T2">Si+7 Mi-</text:span></text:p>
      <text:p text:style-name="P8"><text:tab/>ten piedad de nosotros.</text:p>
      <text:p text:style-name="P8"/>
      <text:p text:style-name="P12"><text:tab/>M<text:span text:style-name="T1">i</text:span>- <text:s text:c="6"/>Re+ <text:s text:c="6"/>Mi-</text:p>
      <text:p text:style-name="P6"><text:tab/>Señor ten piedad,</text:p>
      <text:p text:style-name="P12"><text:tab/>M<text:span text:style-name="T1">i</text:span>- <text:s text:c="7"/>Re+ <text:s text:c="7"/>Mi-</text:p>
      <text:p text:style-name="P8"><text:tab/>Señor ten piedad.</text:p>
      <text:p text:style-name="P12"><text:tab/>M<text:span text:style-name="T1">i</text:span>- <text:s text:c="9"/>Re+ <text:s text:c="9"/>Mi-</text:p>
      <text:p text:style-name="P6"><text:tab/>Ten piedad de nosotros,</text:p>
      <text:p text:style-name="P12"><text:tab/>M<text:span text:style-name="T1">i</text:span>- <text:s text:c="9"/>Re+ <text:s text:c="10"/>Mi-/<text:span text:style-name="T3">Si+7/Mi-</text:span></text:p>
      <text:p text:style-name="P8"><text:tab/>ten piedad de noso <text:s text:c="8"/>tr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" svg:font-family="Liberatio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21:33:18.759573491</meta:creation-date>
    <dc:date>2024-07-03T21:56:52.364033459</dc:date>
    <meta:editing-duration>PT23M33S</meta:editing-duration>
    <meta:editing-cycles>7</meta:editing-cycles>
    <meta:generator>LibreOffice/24.2.4.2$Linux_X86_64 LibreOffice_project/420$Build-2</meta:generator>
    <meta:document-statistic meta:table-count="0" meta:image-count="0" meta:object-count="0" meta:page-count="1" meta:paragraph-count="27" meta:word-count="95" meta:character-count="706" meta:non-whitespace-character-count="398"/>
  </office:meta>
</office:document-meta>
</file>